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000000" draw:fill="solid" draw:fill-color="#dddddd" draw:textarea-vertical-align="top"/>
    </style:style>
    <style:style style:name="gr3" style:family="graphic" style:parent-style-name="standard">
      <style:graphic-properties draw:fill-color="#dddddd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family="'Times New Roman'" style:font-style-name="Italic" style:font-family-generic="roman" style:font-pitch="variable" fo:font-size="14pt" style:font-size-asian="14pt" style:font-size-complex="14pt"/>
    </style:style>
    <style:style style:name="P5" style:family="paragraph">
      <style:paragraph-properties fo:text-align="center"/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P6" style:family="paragraph">
      <style:text-properties fo:font-family="'Times New Roman'" style:font-style-name="Italic" style:font-family-generic="roman" style:font-pitch="variable" fo:font-size="14pt" style:font-size-asian="14pt" style:font-size-complex="14pt"/>
    </style:style>
    <style:style style:name="T1" style:family="text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T2" style:family="text">
      <style:text-properties fo:font-family="'Times New Roman'" style:font-style-name="Italic" style:font-family-generic="roman" style:font-pitch="variable" fo:font-size="14pt" style:font-size-asian="14pt" style:font-size-complex="14pt"/>
    </style:style>
    <style:style style:name="T3" style:family="text">
      <style:text-properties fo:font-family="'Times New Roman'" style:font-style-name="Italic" style:font-family-generic="roman" style:font-pitch="variable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5.461cm" svg:height="0.762cm" svg:x="7.223cm" svg:y="3.286cm">
          <text:p text:style-name="P1"><text:span text:style-name="T1">Presentation specifications</text:span></text:p>
        </draw:rect>
        <draw:rect draw:style-name="gr1" draw:text-style-name="P4" draw:layer="layout" svg:width="5.461cm" svg:height="1.105cm" svg:x="7.224cm" svg:y="2.168cm">
          <text:p text:style-name="P3"><text:span text:style-name="T2">Runtime layer</text:span></text:p>
        </draw:rect>
        <draw:rect draw:style-name="gr2" draw:text-style-name="P5" draw:layer="layout" svg:width="5.461cm" svg:height="2.54cm" svg:x="7.224cm" svg:y="4.048cm">
          <text:p text:style-name="P1"><text:span text:style-name="T3"/></text:p>
          <text:p text:style-name="P1"><text:span text:style-name="T2">Adaptation model</text:span></text:p>
          <text:p text:style-name="P1"><text:span text:style-name="T1"/></text:p>
        </draw:rect>
        <draw:rect draw:style-name="gr3" draw:text-style-name="P5" draw:layer="layout" svg:width="1.93cm" svg:height="1.105cm" svg:x="7.223cm" svg:y="5.483cm">
          <text:p text:style-name="P1"><text:span text:style-name="T1">Domain </text:span></text:p>
          <text:p text:style-name="P1"><text:span text:style-name="T1">model</text:span></text:p>
        </draw:rect>
        <draw:rect draw:style-name="gr3" draw:text-style-name="P5" draw:layer="layout" svg:width="1.922cm" svg:height="1.105cm" svg:x="10.779cm" svg:y="5.483cm">
          <text:p text:style-name="P1"><text:span text:style-name="T1">User </text:span></text:p>
          <text:p text:style-name="P1"><text:span text:style-name="T1">model</text:span></text:p>
        </draw:rect>
        <draw:rect draw:style-name="gr1" draw:text-style-name="P5" draw:layer="layout" svg:width="5.461cm" svg:height="0.762cm" svg:x="7.224cm" svg:y="6.586cm">
          <text:p text:style-name="P1"><text:span text:style-name="T1">Achoring</text:span></text:p>
        </draw:rect>
        <draw:line draw:style-name="gr4" draw:text-style-name="P1" draw:layer="layout" svg:x1="7.223cm" svg:y1="5.445cm" svg:x2="7.223cm" svg:y2="6.588cm">
          <text:p/>
        </draw:line>
        <draw:line draw:style-name="gr4" draw:text-style-name="P1" draw:layer="layout" svg:x1="12.684cm" svg:y1="5.47cm" svg:x2="12.684cm" svg:y2="6.588cm">
          <text:p/>
        </draw:line>
        <draw:rect draw:style-name="gr1" draw:text-style-name="P4" draw:layer="layout" svg:width="5.461cm" svg:height="1.105cm" svg:x="7.225cm" svg:y="7.35cm">
          <text:p text:style-name="P3"><text:span text:style-name="T2">Within-component layer</text:span></text:p>
        </draw:rect>
        <draw:line draw:style-name="gr4" draw:text-style-name="P1" xml:id="id1" draw:id="id1" draw:layer="layout" svg:x1="12.684cm" svg:y1="4.048cm" svg:x2="12.938cm" svg:y2="4.048cm">
          <text:p/>
        </draw:line>
        <draw:line draw:style-name="gr4" draw:text-style-name="P1" xml:id="id2" draw:id="id2" draw:layer="layout" svg:x1="12.684cm" svg:y1="6.588cm" svg:x2="12.938cm" svg:y2="6.588cm">
          <text:p/>
        </draw:line>
        <draw:connector draw:style-name="gr4" draw:text-style-name="P1" xml:id="id3" draw:id="id3" draw:layer="layout" draw:type="line" svg:x1="12.938cm" svg:y1="4.048cm" svg:x2="12.938cm" svg:y2="6.588cm" draw:start-shape="id1" draw:start-glue-point="1" draw:end-shape="id2" draw:end-glue-point="1" svg:d="M12938 4048v2540">
          <text:p/>
        </draw:connector>
        <draw:connector draw:style-name="gr4" draw:text-style-name="P1" draw:layer="layout" draw:type="line" svg:x1="12.938cm" svg:y1="5.318cm" svg:x2="13.197cm" svg:y2="5.313cm" draw:start-shape="id3" draw:start-glue-point="0" draw:end-shape="id4" draw:end-glue-point="3" svg:d="M12938 5318l259-5">
          <text:p/>
        </draw:connector>
        <draw:frame draw:style-name="gr5" draw:text-style-name="P6" xml:id="id4" draw:id="id4" draw:layer="layout" svg:width="3.097cm" svg:height="0.806cm" svg:x="13.197cm" svg:y="4.91cm">
          <draw:text-box>
            <text:p><text:span text:style-name="T2">Storage lay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4-09-18T09:38:47.84</meta:creation-date>
    <dc:date>2014-09-18T10:06:21.37</dc:date>
    <dc:creator>Loc Nguyen</dc:creator>
    <meta:editing-duration>PT28M7S</meta:editing-duration>
    <meta:editing-cycles>24</meta:editing-cycles>
    <meta:generator>OpenOffice/4.1.0$Win32 OpenOffice.org_project/410m18$Build-9764</meta:generator>
    <meta:document-statistic meta:object-count="14"/>
  </office:meta>
</office:document-meta>
</file>